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8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0.6874in"/>
    </style:style>
    <style:style style:name="co5" style:family="table-column">
      <style:table-column-properties fo:break-before="auto" style:column-width="1.072in"/>
    </style:style>
    <style:style style:name="co6" style:family="table-column">
      <style:table-column-properties fo:break-before="auto" style:column-width="0.5984in"/>
    </style:style>
    <style:style style:name="co7" style:family="table-column">
      <style:table-column-properties fo:break-before="auto" style:column-width="0.8217in"/>
    </style:style>
    <style:style style:name="co8" style:family="table-column">
      <style:table-column-properties fo:break-before="auto" style:column-width="1.689in"/>
    </style:style>
    <style:style style:name="co9" style:family="table-column">
      <style:table-column-properties fo:break-before="auto" style:column-width="1.2417in"/>
    </style:style>
    <style:style style:name="co10" style:family="table-column">
      <style:table-column-properties fo:break-before="auto" style:column-width="1.4472in"/>
    </style:style>
    <style:style style:name="co11" style:family="table-column">
      <style:table-column-properties fo:break-before="auto" style:column-width="1.4925in"/>
    </style:style>
    <style:style style:name="co12" style:family="table-column">
      <style:table-column-properties fo:break-before="auto" style:column-width="1.1701in"/>
    </style:style>
    <style:style style:name="co13" style:family="table-column">
      <style:table-column-properties fo:break-before="auto" style:column-width="2.5827in"/>
    </style:style>
    <style:style style:name="co14" style:family="table-column">
      <style:table-column-properties fo:break-before="auto" style:column-width="1.8138in"/>
    </style:style>
    <style:style style:name="co15" style:family="table-column">
      <style:table-column-properties fo:break-before="auto" style:column-width="1.4744in"/>
    </style:style>
    <style:style style:name="co16" style:family="table-column">
      <style:table-column-properties fo:break-before="auto" style:column-width="1.2063in"/>
    </style:style>
    <style:style style:name="co17" style:family="table-column">
      <style:table-column-properties fo:break-before="auto" style:column-width="1.2598in"/>
    </style:style>
    <style:style style:name="co18" style:family="table-column">
      <style:table-column-properties fo:break-before="auto" style:column-width="1.8492in"/>
    </style:style>
    <style:style style:name="co19" style:family="table-column">
      <style:table-column-properties fo:break-before="auto" style:column-width="1.1256in"/>
    </style:style>
    <style:style style:name="co20" style:family="table-column">
      <style:table-column-properties fo:break-before="auto" style:column-width="0.8484in"/>
    </style:style>
    <style:style style:name="co21" style:family="table-column">
      <style:table-column-properties fo:break-before="auto" style:column-width="1.34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35"/>
    <style:style style:name="ce3" style:family="table-cell" style:parent-style-name="Default">
      <style:paragraph-properties style:writing-mode="lr-tb"/>
      <style:map style:condition="cell-content()&gt;0.06945" style:apply-style-name="Accent_20_1" style:base-cell-address="'DiffSkew (Zturnv2)'.G2"/>
      <style:map style:condition="cell-content()&lt;-0.06945" style:apply-style-name="Accent_20_1" style:base-cell-address="'DiffSkew (Zturnv2)'.G2"/>
    </style:style>
  </office:automatic-styles>
  <office:body>
    <office:spreadsheet>
      <table:calculation-settings table:automatic-find-labels="false" table:use-regular-expressions="false" table:use-wildcards="true"/>
      <table:table table:name="PIN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Nom signal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Pin FPGA</text:p>
          </table:table-cell>
          <table:table-cell office:value-type="string" calcext:value-type="string">
            <text:p>Signal FPGA</text:p>
          </table:table-cell>
          <table:table-cell office:value-type="string" calcext:value-type="string">
            <text:p>I/O Bank</text:p>
          </table:table-cell>
          <table:table-cell office:value-type="string" calcext:value-type="string">
            <text:p>IOSTANDARD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Device Dest.</text:p>
          </table:table-cell>
          <table:table-cell office:value-type="string" calcext:value-type="string">
            <text:p>Pin Dest.</text:p>
          </table:table-cell>
          <table:table-cell office:value-type="string" calcext:value-type="string">
            <text:p>N° Pin Dest.</text:p>
          </table:table-cell>
        </table:table-row>
        <table:table-row table:style-name="ro1">
          <table:table-cell office:value-type="string" calcext:value-type="string">
            <text:p>noip_mosi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IO_B34_LP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OIP</text:p>
          </table:table-cell>
          <table:table-cell office:value-type="string" calcext:value-type="string">
            <text:p>mos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ip_miso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IO_B34_LN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IP</text:p>
          </table:table-cell>
          <table:table-cell office:value-type="string" calcext:value-type="string">
            <text:p>mis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ip_sck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W14</text:p>
          </table:table-cell>
          <table:table-cell office:value-type="string" calcext:value-type="string">
            <text:p>IO_B34_LP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OIP</text:p>
          </table:table-cell>
          <table:table-cell office:value-type="string" calcext:value-type="string">
            <text:p>sc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ip_ss[0]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Y14</text:p>
          </table:table-cell>
          <table:table-cell office:value-type="string" calcext:value-type="string">
            <text:p>IO_B34_LN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ss_n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noip_ss[1]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IO_B34_LP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ss_n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noip_clk_pll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IO_B34_LP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clk_pl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oip_clk_pll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IO_B34_LN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clk_pl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oip_monitor0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IO_B34_LP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monitor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oip_monitor0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IO_B34_LN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monitor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oip_monitor1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12</text:p>
          </table:table-cell>
          <table:table-cell office:value-type="string" calcext:value-type="string">
            <text:p>IO_B34_LP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monitor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oip_monitor1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W13</text:p>
          </table:table-cell>
          <table:table-cell office:value-type="string" calcext:value-type="string">
            <text:p>IO_B34_LN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monitor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oip_trigger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IO_B34_LP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trigger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oip_trigger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13</text:p>
          </table:table-cell>
          <table:table-cell office:value-type="string" calcext:value-type="string">
            <text:p>IO_B34_LN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trigger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oip_rst_n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IO_B34_LP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reset_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noip_rst_n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IO_B34_LN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reset_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vdd18_toggle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IO_B13_LP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dd18_toggle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IO_B13_LN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dd33_toggle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IO_B13_LP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2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dd33_toggle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IO_B13_LN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2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ddpix_toggle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Y7</text:p>
          </table:table-cell>
          <table:table-cell office:value-type="string" calcext:value-type="string">
            <text:p>IO_B13_LP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3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ddpix_toggle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Y6</text:p>
          </table:table-cell>
          <table:table-cell office:value-type="string" calcext:value-type="string">
            <text:p>IO_B13_LN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3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w_enable_n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IO_B13_LP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w_enable_n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W8</text:p>
          </table:table-cell>
          <table:table-cell office:value-type="string" calcext:value-type="string">
            <text:p>IO_B13_LN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vds_clk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O_B35_LP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clock_out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vds_clk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IO_B35_LN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clock_out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vds_dout0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IO_B35_LP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vds_dout0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IO_B35_LN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vds_dout1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IO_B35_LP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vds_dout1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IO_B35_LN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vds_dout2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IO_B35_LP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vds_dout2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IO_B35_LN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vds_dout3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9</text:p>
          </table:table-cell>
          <table:table-cell office:value-type="string" calcext:value-type="string">
            <text:p>IO_B35_LP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vds_dout3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IO_B35_LN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vds_sync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7</text:p>
          </table:table-cell>
          <table:table-cell office:value-type="string" calcext:value-type="string">
            <text:p>IO_B35_LP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syncp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vds_sync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8</text:p>
          </table:table-cell>
          <table:table-cell office:value-type="string" calcext:value-type="string">
            <text:p>IO_B35_LN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sync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vds_clk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IO_B35_LP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clock_out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vds_clk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IO_B35_LN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clock_out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vds_dout0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IO_B35_LP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vds_dout0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IO_B35_LN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vds_dout1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IO_B35_LP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vds_dout1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IO_B35_LN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vds_dout2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4</text:p>
          </table:table-cell>
          <table:table-cell office:value-type="string" calcext:value-type="string">
            <text:p>IO_B35_LP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vds_dout2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IO_B35_LN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vds_dout3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IO_B35_LP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vds_dout3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IO_B35_LN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vds_sync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6</text:p>
          </table:table-cell>
          <table:table-cell office:value-type="string" calcext:value-type="string">
            <text:p>IO_B35_LP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syncp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vds_sync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IO_B35_LN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syncn</text:p>
          </table:table-cell>
          <table:table-cell office:value-type="float" office:value="17" calcext:value-type="float">
            <text:p>17</text:p>
          </table:table-cell>
        </table:table-row>
      </table:table>
      <table:table table:name="DiffSkew (Zturnv2)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2"/>
        <table:table-column table:style-name="co13" table:default-cell-style-name="Default"/>
        <table:table-column table:style-name="co14" table:default-cell-style-name="ce3"/>
        <table:table-column table:style-name="co2" table:default-cell-style-name="Default"/>
        <table:table-column table:style-name="co15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et Name</text:p>
          </table:table-cell>
          <table:table-cell office:value-type="string" calcext:value-type="string">
            <text:p>Etch Length (mils)</text:p>
          </table:table-cell>
          <table:table-cell office:value-type="string" calcext:value-type="string">
            <text:p>Net Name</text:p>
          </table:table-cell>
          <table:table-cell office:value-type="string" calcext:value-type="string">
            <text:p>Etch Length (mils)</text:p>
          </table:table-cell>
          <table:table-cell table:style-name="Default" office:value-type="string" calcext:value-type="string">
            <text:p>Difference (mils)</text:p>
          </table:table-cell>
          <table:table-cell office:value-type="string" calcext:value-type="string">
            <text:p>Difference (mm) – P-first</text:p>
          </table:table-cell>
          <table:table-cell table:style-name="Default" office:value-type="string" calcext:value-type="string">
            <text:p>ZturnV2 Diff Skew (ns)</text:p>
          </table:table-cell>
          <table:table-cell office:value-type="string" calcext:value-type="string">
            <text:p>Pair name</text:p>
          </table:table-cell>
          <table:table-cell office:value-type="string" calcext:value-type="string">
            <text:p>PCB Diff Skew (ns)</text:p>
          </table:table-cell>
          <table:table-cell office:value-type="string" calcext:value-type="string">
            <text:p>Total Skew (ns)</text:p>
          </table:table-cell>
        </table:table-row>
        <table:table-row table:style-name="ro1">
          <table:table-cell office:value-type="string" calcext:value-type="string">
            <text:p>XADC_INN0</text:p>
          </table:table-cell>
          <table:table-cell office:value-type="float" office:value="2028.243" calcext:value-type="float">
            <text:p>2028.243</text:p>
          </table:table-cell>
          <table:table-cell office:value-type="string" calcext:value-type="string">
            <text:p>XADC_INP0</text:p>
          </table:table-cell>
          <table:table-cell office:value-type="float" office:value="2025.44" calcext:value-type="float">
            <text:p>2025.44</text:p>
          </table:table-cell>
          <table:table-cell table:formula="of:=([.B2] - [.D2])" office:value-type="float" office:value="2.80299999999988" calcext:value-type="float">
            <text:p>2.8030000</text:p>
          </table:table-cell>
          <table:table-cell table:formula="of:= -([.E2] * 0.0254)" office:value-type="float" office:value="-0.0711961999999971" calcext:value-type="float">
            <text:p>-0.0711961999999971</text:p>
          </table:table-cell>
          <table:table-cell table:formula="of:= [.F2] * 0.066518" office:value-type="float" office:value="-0.0047358288315998" calcext:value-type="float">
            <text:p>-0.0047358288315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ADC_TEMP_N</text:p>
          </table:table-cell>
          <table:table-cell office:value-type="float" office:value="2043.248" calcext:value-type="float">
            <text:p>2043.248</text:p>
          </table:table-cell>
          <table:table-cell office:value-type="string" calcext:value-type="string">
            <text:p>XADC_TEMP_P</text:p>
          </table:table-cell>
          <table:table-cell office:value-type="float" office:value="2043.24" calcext:value-type="float">
            <text:p>2043.24</text:p>
          </table:table-cell>
          <table:table-cell table:formula="of:=([.B3] - [.D3])" office:value-type="float" office:value="0.0080000000000382" calcext:value-type="float">
            <text:p>0.0080000</text:p>
          </table:table-cell>
          <table:table-cell table:formula="of:= -([.E3] * 0.0254)" office:value-type="float" office:value="-0.00020320000000097" calcext:value-type="float">
            <text:p>-0.00020320000000097</text:p>
          </table:table-cell>
          <table:table-cell table:formula="of:= [.F3] * 0.066518" office:value-type="float" office:value="-0.0000135164576000645" calcext:value-type="float">
            <text:p>-1.35164576000645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13_LN11</text:p>
          </table:table-cell>
          <table:table-cell office:value-type="float" office:value="1177.382" calcext:value-type="float">
            <text:p>1177.382</text:p>
          </table:table-cell>
          <table:table-cell office:value-type="string" calcext:value-type="string">
            <text:p>IO_B13_LP11</text:p>
          </table:table-cell>
          <table:table-cell office:value-type="float" office:value="1179.259" calcext:value-type="float">
            <text:p>1179.259</text:p>
          </table:table-cell>
          <table:table-cell table:formula="of:=([.B4] - [.D4])" office:value-type="float" office:value="-1.87699999999995" calcext:value-type="float">
            <text:p>-1.8770000</text:p>
          </table:table-cell>
          <table:table-cell table:formula="of:= -([.E4] * 0.0254)" office:value-type="float" office:value="0.0476757999999988" calcext:value-type="float">
            <text:p>0.0476757999999988</text:p>
          </table:table-cell>
          <table:table-cell table:formula="of:= [.F4] * 0.066518" office:value-type="float" office:value="0.00317129886439992" calcext:value-type="float">
            <text:p>0.003171298864399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13_LN12</text:p>
          </table:table-cell>
          <table:table-cell office:value-type="float" office:value="1330.609" calcext:value-type="float">
            <text:p>1330.609</text:p>
          </table:table-cell>
          <table:table-cell office:value-type="string" calcext:value-type="string">
            <text:p>IO_B13_LP12</text:p>
          </table:table-cell>
          <table:table-cell office:value-type="float" office:value="1334.861" calcext:value-type="float">
            <text:p>1334.861</text:p>
          </table:table-cell>
          <table:table-cell table:formula="of:=([.B5] - [.D5])" office:value-type="float" office:value="-4.25200000000018" calcext:value-type="float">
            <text:p>-4.2520000</text:p>
          </table:table-cell>
          <table:table-cell table:formula="of:= -([.E5] * 0.0254)" office:value-type="float" office:value="0.108000800000005" calcext:value-type="float">
            <text:p>0.108000800000005</text:p>
          </table:table-cell>
          <table:table-cell table:formula="of:= [.F5] * 0.066518" office:value-type="float" office:value="0.0071839972144003" calcext:value-type="float">
            <text:p>0.0071839972144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13_LN13</text:p>
          </table:table-cell>
          <table:table-cell office:value-type="float" office:value="952.736" calcext:value-type="float">
            <text:p>952.736</text:p>
          </table:table-cell>
          <table:table-cell office:value-type="string" calcext:value-type="string">
            <text:p>IO_B13_LP13</text:p>
          </table:table-cell>
          <table:table-cell office:value-type="float" office:value="954.037" calcext:value-type="float">
            <text:p>954.037</text:p>
          </table:table-cell>
          <table:table-cell table:formula="of:=([.B6] - [.D6])" office:value-type="float" office:value="-1.30100000000004" calcext:value-type="float">
            <text:p>-1.3010000</text:p>
          </table:table-cell>
          <table:table-cell table:formula="of:= -([.E6] * 0.0254)" office:value-type="float" office:value="0.0330454000000011" calcext:value-type="float">
            <text:p>0.0330454000000011</text:p>
          </table:table-cell>
          <table:table-cell table:formula="of:= [.F6] * 0.066518" office:value-type="float" office:value="0.00219811391720008" calcext:value-type="float">
            <text:p>0.00219811391720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13_LN14</text:p>
          </table:table-cell>
          <table:table-cell office:value-type="float" office:value="1216.677" calcext:value-type="float">
            <text:p>1216.677</text:p>
          </table:table-cell>
          <table:table-cell office:value-type="string" calcext:value-type="string">
            <text:p>IO_B13_LP14</text:p>
          </table:table-cell>
          <table:table-cell office:value-type="float" office:value="1214.491" calcext:value-type="float">
            <text:p>1214.491</text:p>
          </table:table-cell>
          <table:table-cell table:formula="of:=([.B7] - [.D7])" office:value-type="float" office:value="2.18599999999992" calcext:value-type="float">
            <text:p>2.1860000</text:p>
          </table:table-cell>
          <table:table-cell table:formula="of:= -([.E7] * 0.0254)" office:value-type="float" office:value="-0.055524399999998" calcext:value-type="float">
            <text:p>-0.055524399999998</text:p>
          </table:table-cell>
          <table:table-cell table:formula="of:= [.F7] * 0.066518" office:value-type="float" office:value="-0.00369337203919987" calcext:value-type="float">
            <text:p>-0.00369337203919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13_LN15</text:p>
          </table:table-cell>
          <table:table-cell office:value-type="float" office:value="819.033" calcext:value-type="float">
            <text:p>819.033</text:p>
          </table:table-cell>
          <table:table-cell office:value-type="string" calcext:value-type="string">
            <text:p>IO_B13_LP15</text:p>
          </table:table-cell>
          <table:table-cell office:value-type="float" office:value="820.63" calcext:value-type="float">
            <text:p>820.63</text:p>
          </table:table-cell>
          <table:table-cell table:formula="of:=([.B8] - [.D8])" office:value-type="float" office:value="-1.59699999999998" calcext:value-type="float">
            <text:p>-1.5970000</text:p>
          </table:table-cell>
          <table:table-cell table:formula="of:= -([.E8] * 0.0254)" office:value-type="float" office:value="0.0405637999999995" calcext:value-type="float">
            <text:p>0.0405637999999995</text:p>
          </table:table-cell>
          <table:table-cell table:formula="of:= [.F8] * 0.066518" office:value-type="float" office:value="0.00269822284839997" calcext:value-type="float">
            <text:p>0.002698222848399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13_LN21</text:p>
          </table:table-cell>
          <table:table-cell office:value-type="float" office:value="1130.786" calcext:value-type="float">
            <text:p>1130.786</text:p>
          </table:table-cell>
          <table:table-cell office:value-type="string" calcext:value-type="string">
            <text:p>IO_B13_LP21</text:p>
          </table:table-cell>
          <table:table-cell office:value-type="float" office:value="1129.357" calcext:value-type="float">
            <text:p>1129.357</text:p>
          </table:table-cell>
          <table:table-cell table:formula="of:=([.B9] - [.D9])" office:value-type="float" office:value="1.42900000000009" calcext:value-type="float">
            <text:p>1.4290000</text:p>
          </table:table-cell>
          <table:table-cell table:formula="of:= -([.E9] * 0.0254)" office:value-type="float" office:value="-0.0362966000000022" calcext:value-type="float">
            <text:p>-0.0362966000000022</text:p>
          </table:table-cell>
          <table:table-cell table:formula="of:= [.F9] * 0.066518" office:value-type="float" office:value="-0.00241437723880015" calcext:value-type="float">
            <text:p>-0.00241437723880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4_LN1</text:p>
          </table:table-cell>
          <table:table-cell office:value-type="float" office:value="1340.824" calcext:value-type="float">
            <text:p>1340.824</text:p>
          </table:table-cell>
          <table:table-cell office:value-type="string" calcext:value-type="string">
            <text:p>IO_B34_LP1</text:p>
          </table:table-cell>
          <table:table-cell office:value-type="float" office:value="1336.715" calcext:value-type="float">
            <text:p>1336.715</text:p>
          </table:table-cell>
          <table:table-cell table:formula="of:=([.B10] - [.D10])" office:value-type="float" office:value="4.10900000000015" calcext:value-type="float">
            <text:p>4.1090000</text:p>
          </table:table-cell>
          <table:table-cell table:formula="of:= -([.E10] * 0.0254)" office:value-type="float" office:value="-0.104368600000004" calcext:value-type="float">
            <text:p>-0.104368600000004</text:p>
          </table:table-cell>
          <table:table-cell table:formula="of:= [.F10] * 0.066518" office:value-type="float" office:value="-0.00694239053480025" calcext:value-type="float">
            <text:p>-0.00694239053480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4_LN2</text:p>
          </table:table-cell>
          <table:table-cell office:value-type="float" office:value="915.327" calcext:value-type="float">
            <text:p>915.327</text:p>
          </table:table-cell>
          <table:table-cell office:value-type="string" calcext:value-type="string">
            <text:p>IO_B34_LP2</text:p>
          </table:table-cell>
          <table:table-cell office:value-type="float" office:value="914.571" calcext:value-type="float">
            <text:p>914.571</text:p>
          </table:table-cell>
          <table:table-cell table:formula="of:=([.B11] - [.D11])" office:value-type="float" office:value="0.755999999999972" calcext:value-type="float">
            <text:p>0.7560000</text:p>
          </table:table-cell>
          <table:table-cell table:formula="of:= -([.E11] * 0.0254)" office:value-type="float" office:value="-0.0192023999999993" calcext:value-type="float">
            <text:p>-0.0192023999999993</text:p>
          </table:table-cell>
          <table:table-cell table:formula="of:= [.F11] * 0.066518" office:value-type="float" office:value="-0.00127730524319995" calcext:value-type="float">
            <text:p>-0.001277305243199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4_LN3</text:p>
          </table:table-cell>
          <table:table-cell office:value-type="float" office:value="1060.727" calcext:value-type="float">
            <text:p>1060.727</text:p>
          </table:table-cell>
          <table:table-cell office:value-type="string" calcext:value-type="string">
            <text:p>IO_B34_LP3</text:p>
          </table:table-cell>
          <table:table-cell office:value-type="float" office:value="1085.922" calcext:value-type="float">
            <text:p>1085.922</text:p>
          </table:table-cell>
          <table:table-cell table:formula="of:=([.B12] - [.D12])" office:value-type="float" office:value="-25.1949999999999" calcext:value-type="float">
            <text:p>-25.1950000</text:p>
          </table:table-cell>
          <table:table-cell table:formula="of:= -([.E12] * 0.0254)" office:value-type="float" office:value="0.639952999999998" calcext:value-type="float">
            <text:p>0.639952999999998</text:p>
          </table:table-cell>
          <table:table-cell table:formula="of:= [.F12] * 0.066518" office:value-type="float" office:value="0.0425683936539999" calcext:value-type="float">
            <text:p>0.0425683936539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4_LN4</text:p>
          </table:table-cell>
          <table:table-cell office:value-type="float" office:value="844.014" calcext:value-type="float">
            <text:p>844.014</text:p>
          </table:table-cell>
          <table:table-cell office:value-type="string" calcext:value-type="string">
            <text:p>IO_B34_LP4</text:p>
          </table:table-cell>
          <table:table-cell office:value-type="float" office:value="847.381" calcext:value-type="float">
            <text:p>847.381</text:p>
          </table:table-cell>
          <table:table-cell table:formula="of:=([.B13] - [.D13])" office:value-type="float" office:value="-3.36699999999996" calcext:value-type="float">
            <text:p>-3.3670000</text:p>
          </table:table-cell>
          <table:table-cell table:formula="of:= -([.E13] * 0.0254)" office:value-type="float" office:value="0.085521799999999" calcext:value-type="float">
            <text:p>0.085521799999999</text:p>
          </table:table-cell>
          <table:table-cell table:formula="of:= [.F13] * 0.066518" office:value-type="float" office:value="0.00568873909239994" calcext:value-type="float">
            <text:p>0.005688739092399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4_LN5</text:p>
          </table:table-cell>
          <table:table-cell office:value-type="float" office:value="1128.477" calcext:value-type="float">
            <text:p>1128.477</text:p>
          </table:table-cell>
          <table:table-cell office:value-type="string" calcext:value-type="string">
            <text:p>IO_B34_LP5</text:p>
          </table:table-cell>
          <table:table-cell office:value-type="float" office:value="1127.092" calcext:value-type="float">
            <text:p>1127.092</text:p>
          </table:table-cell>
          <table:table-cell table:formula="of:=([.B14] - [.D14])" office:value-type="float" office:value="1.38499999999999" calcext:value-type="float">
            <text:p>1.3850000</text:p>
          </table:table-cell>
          <table:table-cell table:formula="of:= -([.E14] * 0.0254)" office:value-type="float" office:value="-0.0351789999999998" calcext:value-type="float">
            <text:p>-0.0351789999999998</text:p>
          </table:table-cell>
          <table:table-cell table:formula="of:= [.F14] * 0.066518" office:value-type="float" office:value="-0.00234003672199998" calcext:value-type="float">
            <text:p>-0.00234003672199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4_LN6</text:p>
          </table:table-cell>
          <table:table-cell office:value-type="float" office:value="1359.047" calcext:value-type="float">
            <text:p>1359.047</text:p>
          </table:table-cell>
          <table:table-cell office:value-type="string" calcext:value-type="string">
            <text:p>IO_B34_LP6</text:p>
          </table:table-cell>
          <table:table-cell office:value-type="float" office:value="952.025" calcext:value-type="float">
            <text:p>952.025</text:p>
          </table:table-cell>
          <table:table-cell table:formula="of:=([.B15] - [.D15])" office:value-type="float" office:value="407.022" calcext:value-type="float">
            <text:p>407.0220000</text:p>
          </table:table-cell>
          <table:table-cell table:formula="of:= -([.E15] * 0.0254)" office:value-type="float" office:value="-10.3383588" calcext:value-type="float">
            <text:p>-10.3383588</text:p>
          </table:table-cell>
          <table:table-cell table:formula="of:= [.F15] * 0.066518" office:value-type="float" office:value="-0.6876869506584" calcext:value-type="float">
            <text:p>-0.68768695065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4_LN7</text:p>
          </table:table-cell>
          <table:table-cell office:value-type="float" office:value="1413.582" calcext:value-type="float">
            <text:p>1413.582</text:p>
          </table:table-cell>
          <table:table-cell office:value-type="string" calcext:value-type="string">
            <text:p>IO_B34_LP7</text:p>
          </table:table-cell>
          <table:table-cell office:value-type="float" office:value="1413.378" calcext:value-type="float">
            <text:p>1413.378</text:p>
          </table:table-cell>
          <table:table-cell table:formula="of:=([.B16] - [.D16])" office:value-type="float" office:value="0.204000000000178" calcext:value-type="float">
            <text:p>0.2040000</text:p>
          </table:table-cell>
          <table:table-cell table:formula="of:= -([.E16] * 0.0254)" office:value-type="float" office:value="-0.00518160000000453" calcext:value-type="float">
            <text:p>-0.00518160000000453</text:p>
          </table:table-cell>
          <table:table-cell table:formula="of:= [.F16] * 0.066518" office:value-type="float" office:value="-0.000344669668800301" calcext:value-type="float">
            <text:p>-0.000344669668800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4_LN8</text:p>
          </table:table-cell>
          <table:table-cell office:value-type="float" office:value="746.128" calcext:value-type="float">
            <text:p>746.128</text:p>
          </table:table-cell>
          <table:table-cell office:value-type="string" calcext:value-type="string">
            <text:p>IO_B34_LP8</text:p>
          </table:table-cell>
          <table:table-cell office:value-type="float" office:value="741.719" calcext:value-type="float">
            <text:p>741.719</text:p>
          </table:table-cell>
          <table:table-cell table:formula="of:=([.B17] - [.D17])" office:value-type="float" office:value="4.40899999999999" calcext:value-type="float">
            <text:p>4.4090000</text:p>
          </table:table-cell>
          <table:table-cell table:formula="of:= -([.E17] * 0.0254)" office:value-type="float" office:value="-0.1119886" calcext:value-type="float">
            <text:p>-0.1119886</text:p>
          </table:table-cell>
          <table:table-cell table:formula="of:= [.F17] * 0.066518" office:value-type="float" office:value="-0.00744925769479999" calcext:value-type="float">
            <text:p>-0.00744925769479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5_LN4</text:p>
          </table:table-cell>
          <table:table-cell office:value-type="float" office:value="1698.864" calcext:value-type="float">
            <text:p>1698.864</text:p>
          </table:table-cell>
          <table:table-cell office:value-type="string" calcext:value-type="string">
            <text:p>IO_B35_LP4</text:p>
          </table:table-cell>
          <table:table-cell office:value-type="float" office:value="1700.392" calcext:value-type="float">
            <text:p>1700.392</text:p>
          </table:table-cell>
          <table:table-cell table:formula="of:=([.B18] - [.D18])" office:value-type="float" office:value="-1.52800000000002" calcext:value-type="float">
            <text:p>-1.5280000</text:p>
          </table:table-cell>
          <table:table-cell table:formula="of:= -([.E18] * 0.0254)" office:value-type="float" office:value="0.0388112000000005" calcext:value-type="float">
            <text:p>0.0388112000000005</text:p>
          </table:table-cell>
          <table:table-cell table:formula="of:= [.F18] * 0.066518" office:value-type="float" office:value="0.00258164340160003" calcext:value-type="float">
            <text:p>0.00258164340160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5_LN5</text:p>
          </table:table-cell>
          <table:table-cell office:value-type="float" office:value="1318.283" calcext:value-type="float">
            <text:p>1318.283</text:p>
          </table:table-cell>
          <table:table-cell office:value-type="string" calcext:value-type="string">
            <text:p>IO_B35_LP5</text:p>
          </table:table-cell>
          <table:table-cell office:value-type="float" office:value="1317.537" calcext:value-type="float">
            <text:p>1317.537</text:p>
          </table:table-cell>
          <table:table-cell table:formula="of:=([.B19] - [.D19])" office:value-type="float" office:value="0.745999999999867" calcext:value-type="float">
            <text:p>0.7460000</text:p>
          </table:table-cell>
          <table:table-cell table:formula="of:= -([.E19] * 0.0254)" office:value-type="float" office:value="-0.0189483999999966" calcext:value-type="float">
            <text:p>-0.0189483999999966</text:p>
          </table:table-cell>
          <table:table-cell table:formula="of:= [.F19] * 0.066518" office:value-type="float" office:value="-0.00126040967119978" calcext:value-type="float">
            <text:p>-0.001260409671199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5_LN6</text:p>
          </table:table-cell>
          <table:table-cell office:value-type="float" office:value="1602.119" calcext:value-type="float">
            <text:p>1602.119</text:p>
          </table:table-cell>
          <table:table-cell office:value-type="string" calcext:value-type="string">
            <text:p>IO_B35_LP6</text:p>
          </table:table-cell>
          <table:table-cell office:value-type="float" office:value="1600.247" calcext:value-type="float">
            <text:p>1600.247</text:p>
          </table:table-cell>
          <table:table-cell table:formula="of:=([.B20] - [.D20])" office:value-type="float" office:value="1.87199999999984" calcext:value-type="float">
            <text:p>1.8720000</text:p>
          </table:table-cell>
          <table:table-cell table:formula="of:= -([.E20] * 0.0254)" office:value-type="float" office:value="-0.047548799999996" calcext:value-type="float">
            <text:p>-0.047548799999996</text:p>
          </table:table-cell>
          <table:table-cell table:formula="of:= [.F20] * 0.066518" office:value-type="float" office:value="-0.00316285107839974" calcext:value-type="float">
            <text:p>-0.003162851078399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5_LN7</text:p>
          </table:table-cell>
          <table:table-cell office:value-type="float" office:value="2558.743" calcext:value-type="float">
            <text:p>2558.743</text:p>
          </table:table-cell>
          <table:table-cell office:value-type="string" calcext:value-type="string">
            <text:p>IO_B35_LP7</text:p>
          </table:table-cell>
          <table:table-cell office:value-type="float" office:value="2557.737" calcext:value-type="float">
            <text:p>2557.737</text:p>
          </table:table-cell>
          <table:table-cell table:formula="of:=([.B21] - [.D21])" office:value-type="float" office:value="1.00599999999986" calcext:value-type="float">
            <text:p>1.0060000</text:p>
          </table:table-cell>
          <table:table-cell table:formula="of:= -([.E21] * 0.0254)" office:value-type="float" office:value="-0.0255523999999964" calcext:value-type="float">
            <text:p>-0.0255523999999964</text:p>
          </table:table-cell>
          <table:table-cell table:formula="of:= [.F21] * 0.066518" office:value-type="float" office:value="-0.00169969454319976" calcext:value-type="float">
            <text:p>-0.001699694543199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5_LN8</text:p>
          </table:table-cell>
          <table:table-cell office:value-type="float" office:value="1312.747" calcext:value-type="float">
            <text:p>1312.747</text:p>
          </table:table-cell>
          <table:table-cell office:value-type="string" calcext:value-type="string">
            <text:p>IO_B35_LP8</text:p>
          </table:table-cell>
          <table:table-cell office:value-type="float" office:value="1310.897" calcext:value-type="float">
            <text:p>1310.897</text:p>
          </table:table-cell>
          <table:table-cell table:formula="of:=([.B22] - [.D22])" office:value-type="float" office:value="1.85000000000014" calcext:value-type="float">
            <text:p>1.8500000</text:p>
          </table:table-cell>
          <table:table-cell table:formula="of:= -([.E22] * 0.0254)" office:value-type="float" office:value="-0.0469900000000035" calcext:value-type="float">
            <text:p>-0.0469900000000035</text:p>
          </table:table-cell>
          <table:table-cell table:formula="of:= [.F22] * 0.066518" office:value-type="float" office:value="-0.00312568082000023" calcext:value-type="float">
            <text:p>-0.00312568082000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5_LN9</text:p>
          </table:table-cell>
          <table:table-cell office:value-type="float" office:value="2243.387" calcext:value-type="float">
            <text:p>2243.387</text:p>
          </table:table-cell>
          <table:table-cell office:value-type="string" calcext:value-type="string">
            <text:p>IO_B35_LP9</text:p>
          </table:table-cell>
          <table:table-cell office:value-type="float" office:value="2239.713" calcext:value-type="float">
            <text:p>2239.713</text:p>
          </table:table-cell>
          <table:table-cell table:formula="of:=([.B23] - [.D23])" office:value-type="float" office:value="3.67399999999998" calcext:value-type="float">
            <text:p>3.6740000</text:p>
          </table:table-cell>
          <table:table-cell table:formula="of:= -([.E23] * 0.0254)" office:value-type="float" office:value="-0.0933195999999995" calcext:value-type="float">
            <text:p>-0.0933195999999995</text:p>
          </table:table-cell>
          <table:table-cell table:formula="of:= [.F23] * 0.066518" office:value-type="float" office:value="-0.00620743315279996" calcext:value-type="float">
            <text:p>-0.006207433152799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5_LN10</text:p>
          </table:table-cell>
          <table:table-cell office:value-type="float" office:value="1683.661" calcext:value-type="float">
            <text:p>1683.661</text:p>
          </table:table-cell>
          <table:table-cell office:value-type="string" calcext:value-type="string">
            <text:p>IO_B35_LP10</text:p>
          </table:table-cell>
          <table:table-cell office:value-type="float" office:value="1686.993" calcext:value-type="float">
            <text:p>1686.993</text:p>
          </table:table-cell>
          <table:table-cell table:formula="of:=([.B24] - [.D24])" office:value-type="float" office:value="-3.33199999999988" calcext:value-type="float">
            <text:p>-3.3320000</text:p>
          </table:table-cell>
          <table:table-cell table:formula="of:= -([.E24] * 0.0254)" office:value-type="float" office:value="0.0846327999999969" calcext:value-type="float">
            <text:p>0.0846327999999969</text:p>
          </table:table-cell>
          <table:table-cell table:formula="of:= [.F24] * 0.066518" office:value-type="float" office:value="0.0056296045903998" calcext:value-type="float">
            <text:p>0.0056296045903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5_LN11</text:p>
          </table:table-cell>
          <table:table-cell office:value-type="float" office:value="1994.836" calcext:value-type="float">
            <text:p>1994.836</text:p>
          </table:table-cell>
          <table:table-cell office:value-type="string" calcext:value-type="string">
            <text:p>IO_B35_LP11</text:p>
          </table:table-cell>
          <table:table-cell office:value-type="float" office:value="1997.028" calcext:value-type="float">
            <text:p>1997.028</text:p>
          </table:table-cell>
          <table:table-cell table:formula="of:=([.B25] - [.D25])" office:value-type="float" office:value="-2.19200000000001" calcext:value-type="float">
            <text:p>-2.1920000</text:p>
          </table:table-cell>
          <table:table-cell table:formula="of:= -([.E25] * 0.0254)" office:value-type="float" office:value="0.0556768000000002" calcext:value-type="float">
            <text:p>0.0556768000000002</text:p>
          </table:table-cell>
          <table:table-cell table:formula="of:= [.F25] * 0.066518" office:value-type="float" office:value="0.00370350938240001" calcext:value-type="float">
            <text:p>0.0037035093824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5_LN12</text:p>
          </table:table-cell>
          <table:table-cell office:value-type="float" office:value="1727.584" calcext:value-type="float">
            <text:p>1727.584</text:p>
          </table:table-cell>
          <table:table-cell office:value-type="string" calcext:value-type="string">
            <text:p>IO_B35_LP12</text:p>
          </table:table-cell>
          <table:table-cell office:value-type="float" office:value="1724.079" calcext:value-type="float">
            <text:p>1724.079</text:p>
          </table:table-cell>
          <table:table-cell table:formula="of:=([.B26] - [.D26])" office:value-type="float" office:value="3.50500000000011" calcext:value-type="float">
            <text:p>3.5050000</text:p>
          </table:table-cell>
          <table:table-cell table:formula="of:= -([.E26] * 0.0254)" office:value-type="float" office:value="-0.0890270000000028" calcext:value-type="float">
            <text:p>-0.0890270000000028</text:p>
          </table:table-cell>
          <table:table-cell table:formula="of:= [.F26] * 0.066518" office:value-type="float" office:value="-0.00592189798600018" calcext:value-type="float">
            <text:p>-0.00592189798600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5_LN13</text:p>
          </table:table-cell>
          <table:table-cell office:value-type="float" office:value="1353.38" calcext:value-type="float">
            <text:p>1353.38</text:p>
          </table:table-cell>
          <table:table-cell office:value-type="string" calcext:value-type="string">
            <text:p>IO_B35_LP13</text:p>
          </table:table-cell>
          <table:table-cell office:value-type="float" office:value="1348.834" calcext:value-type="float">
            <text:p>1348.834</text:p>
          </table:table-cell>
          <table:table-cell table:formula="of:=([.B27] - [.D27])" office:value-type="float" office:value="4.54600000000005" calcext:value-type="float">
            <text:p>4.5460000</text:p>
          </table:table-cell>
          <table:table-cell table:formula="of:= -([.E27] * 0.0254)" office:value-type="float" office:value="-0.115468400000001" calcext:value-type="float">
            <text:p>-0.115468400000001</text:p>
          </table:table-cell>
          <table:table-cell table:formula="of:= [.F27] * 0.066518" office:value-type="float" office:value="-0.00768072703120008" calcext:value-type="float">
            <text:p>-0.00768072703120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5_LN14</text:p>
          </table:table-cell>
          <table:table-cell office:value-type="float" office:value="1297.986" calcext:value-type="float">
            <text:p>1297.986</text:p>
          </table:table-cell>
          <table:table-cell office:value-type="string" calcext:value-type="string">
            <text:p>IO_B35_LP14</text:p>
          </table:table-cell>
          <table:table-cell office:value-type="float" office:value="1295.785" calcext:value-type="float">
            <text:p>1295.785</text:p>
          </table:table-cell>
          <table:table-cell table:formula="of:=([.B28] - [.D28])" office:value-type="float" office:value="2.20100000000002" calcext:value-type="float">
            <text:p>2.2010000</text:p>
          </table:table-cell>
          <table:table-cell table:formula="of:= -([.E28] * 0.0254)" office:value-type="float" office:value="-0.0559054000000006" calcext:value-type="float">
            <text:p>-0.0559054000000006</text:p>
          </table:table-cell>
          <table:table-cell table:formula="of:= [.F28] * 0.066518" office:value-type="float" office:value="-0.00371871539720004" calcext:value-type="float">
            <text:p>-0.00371871539720004</text:p>
          </table:table-cell>
          <table:table-cell office:value-type="string" calcext:value-type="string">
            <text:p>clk_1</text:p>
          </table:table-cell>
          <table:table-cell office:value-type="float" office:value="0.005520994" calcext:value-type="float">
            <text:p>0.005520994</text:p>
          </table:table-cell>
          <table:table-cell table:formula="of:= [.G28] + [.I28]" office:value-type="float" office:value="0.00180227860279996" calcext:value-type="float">
            <text:p>0.00180227860279996</text:p>
          </table:table-cell>
        </table:table-row>
        <table:table-row table:style-name="ro1">
          <table:table-cell office:value-type="string" calcext:value-type="string">
            <text:p>IO_B35_LN15</text:p>
          </table:table-cell>
          <table:table-cell office:value-type="float" office:value="1444.76" calcext:value-type="float">
            <text:p>1444.76</text:p>
          </table:table-cell>
          <table:table-cell office:value-type="string" calcext:value-type="string">
            <text:p>IO_B35_LP15</text:p>
          </table:table-cell>
          <table:table-cell office:value-type="float" office:value="1446.504" calcext:value-type="float">
            <text:p>1446.504</text:p>
          </table:table-cell>
          <table:table-cell table:formula="of:=([.B29] - [.D29])" office:value-type="float" office:value="-1.74399999999991" calcext:value-type="float">
            <text:p>-1.7440000</text:p>
          </table:table-cell>
          <table:table-cell table:formula="of:= -([.E29] * 0.0254)" office:value-type="float" office:value="0.0442975999999978" calcext:value-type="float">
            <text:p>0.0442975999999978</text:p>
          </table:table-cell>
          <table:table-cell table:formula="of:= [.F29] * 0.066518" office:value-type="float" office:value="0.00294658775679986" calcext:value-type="float">
            <text:p>0.00294658775679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5_LN16</text:p>
          </table:table-cell>
          <table:table-cell office:value-type="float" office:value="1365.524" calcext:value-type="float">
            <text:p>1365.524</text:p>
          </table:table-cell>
          <table:table-cell office:value-type="string" calcext:value-type="string">
            <text:p>IO_B35_LP16</text:p>
          </table:table-cell>
          <table:table-cell office:value-type="float" office:value="1368.709" calcext:value-type="float">
            <text:p>1368.709</text:p>
          </table:table-cell>
          <table:table-cell table:formula="of:=([.B30] - [.D30])" office:value-type="float" office:value="-3.18500000000017" calcext:value-type="float">
            <text:p>-3.1850000</text:p>
          </table:table-cell>
          <table:table-cell table:formula="of:= -([.E30] * 0.0254)" office:value-type="float" office:value="0.0808990000000044" calcext:value-type="float">
            <text:p>0.0808990000000044</text:p>
          </table:table-cell>
          <table:table-cell table:formula="of:= [.F30] * 0.066518" office:value-type="float" office:value="0.00538123968200029" calcext:value-type="float">
            <text:p>0.005381239682000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5_LN17</text:p>
          </table:table-cell>
          <table:table-cell office:value-type="float" office:value="1584.709" calcext:value-type="float">
            <text:p>1584.709</text:p>
          </table:table-cell>
          <table:table-cell office:value-type="string" calcext:value-type="string">
            <text:p>IO_B35_LP17</text:p>
          </table:table-cell>
          <table:table-cell office:value-type="float" office:value="1589.203" calcext:value-type="float">
            <text:p>1589.203</text:p>
          </table:table-cell>
          <table:table-cell table:formula="of:=([.B31] - [.D31])" office:value-type="float" office:value="-4.49399999999991" calcext:value-type="float">
            <text:p>-4.4940000</text:p>
          </table:table-cell>
          <table:table-cell table:formula="of:= -([.E31] * 0.0254)" office:value-type="float" office:value="0.114147599999998" calcext:value-type="float">
            <text:p>0.114147599999998</text:p>
          </table:table-cell>
          <table:table-cell table:formula="of:= [.F31] * 0.066518" office:value-type="float" office:value="0.00759287005679986" calcext:value-type="float">
            <text:p>0.00759287005679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5_LN18</text:p>
          </table:table-cell>
          <table:table-cell office:value-type="float" office:value="1259.818" calcext:value-type="float">
            <text:p>1259.818</text:p>
          </table:table-cell>
          <table:table-cell office:value-type="string" calcext:value-type="string">
            <text:p>IO_B35_LP18</text:p>
          </table:table-cell>
          <table:table-cell office:value-type="float" office:value="1261.51" calcext:value-type="float">
            <text:p>1261.51</text:p>
          </table:table-cell>
          <table:table-cell table:formula="of:=([.B32] - [.D32])" office:value-type="float" office:value="-1.69200000000001" calcext:value-type="float">
            <text:p>-1.6920000</text:p>
          </table:table-cell>
          <table:table-cell table:formula="of:= -([.E32] * 0.0254)" office:value-type="float" office:value="0.0429768000000002" calcext:value-type="float">
            <text:p>0.0429768000000002</text:p>
          </table:table-cell>
          <table:table-cell table:formula="of:= [.F32] * 0.066518" office:value-type="float" office:value="0.00285873078240001" calcext:value-type="float">
            <text:p>0.0028587307824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5_LN19</text:p>
          </table:table-cell>
          <table:table-cell office:value-type="float" office:value="2507.722" calcext:value-type="float">
            <text:p>2507.722</text:p>
          </table:table-cell>
          <table:table-cell office:value-type="string" calcext:value-type="string">
            <text:p>IO_B35_LP19</text:p>
          </table:table-cell>
          <table:table-cell office:value-type="float" office:value="2506.261" calcext:value-type="float">
            <text:p>2506.261</text:p>
          </table:table-cell>
          <table:table-cell table:formula="of:=([.B33] - [.D33])" office:value-type="float" office:value="1.46100000000024" calcext:value-type="float">
            <text:p>1.4610000</text:p>
          </table:table-cell>
          <table:table-cell table:formula="of:= -([.E33] * 0.0254)" office:value-type="float" office:value="-0.0371094000000061" calcext:value-type="float">
            <text:p>-0.0371094000000061</text:p>
          </table:table-cell>
          <table:table-cell table:formula="of:= [.F33] * 0.066518" office:value-type="float" office:value="-0.00246844306920041" calcext:value-type="float">
            <text:p>-0.002468443069200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5_LN20</text:p>
          </table:table-cell>
          <table:table-cell office:value-type="float" office:value="2786.621" calcext:value-type="float">
            <text:p>2786.621</text:p>
          </table:table-cell>
          <table:table-cell office:value-type="string" calcext:value-type="string">
            <text:p>IO_B35_LP20</text:p>
          </table:table-cell>
          <table:table-cell office:value-type="float" office:value="2784.904" calcext:value-type="float">
            <text:p>2784.904</text:p>
          </table:table-cell>
          <table:table-cell table:formula="of:=([.B34] - [.D34])" office:value-type="float" office:value="1.7170000000001" calcext:value-type="float">
            <text:p>1.7170000</text:p>
          </table:table-cell>
          <table:table-cell table:formula="of:= -([.E34] * 0.0254)" office:value-type="float" office:value="-0.0436118000000025" calcext:value-type="float">
            <text:p>-0.0436118000000025</text:p>
          </table:table-cell>
          <table:table-cell table:formula="of:= [.F34] * 0.066518" office:value-type="float" office:value="-0.00290096971240017" calcext:value-type="float">
            <text:p>-0.00290096971240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5_LN21</text:p>
          </table:table-cell>
          <table:table-cell office:value-type="float" office:value="2423.881" calcext:value-type="float">
            <text:p>2423.881</text:p>
          </table:table-cell>
          <table:table-cell office:value-type="string" calcext:value-type="string">
            <text:p>IO_B35_LP21</text:p>
          </table:table-cell>
          <table:table-cell office:value-type="float" office:value="2420.077" calcext:value-type="float">
            <text:p>2420.077</text:p>
          </table:table-cell>
          <table:table-cell table:formula="of:=([.B35] - [.D35])" office:value-type="float" office:value="3.80399999999963" calcext:value-type="float">
            <text:p>3.8040000</text:p>
          </table:table-cell>
          <table:table-cell table:formula="of:= -([.E35] * 0.0254)" office:value-type="float" office:value="-0.0966215999999907" calcext:value-type="float">
            <text:p>-0.0966215999999907</text:p>
          </table:table-cell>
          <table:table-cell table:formula="of:= [.F35] * 0.066518" office:value-type="float" office:value="-0.00642707558879938" calcext:value-type="float">
            <text:p>-0.006427075588799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5_LN22</text:p>
          </table:table-cell>
          <table:table-cell office:value-type="float" office:value="1734.753" calcext:value-type="float">
            <text:p>1734.753</text:p>
          </table:table-cell>
          <table:table-cell office:value-type="string" calcext:value-type="string">
            <text:p>IO_B35_LP22</text:p>
          </table:table-cell>
          <table:table-cell office:value-type="float" office:value="1738.076" calcext:value-type="float">
            <text:p>1738.076</text:p>
          </table:table-cell>
          <table:table-cell table:formula="of:=([.B36] - [.D36])" office:value-type="float" office:value="-3.32300000000009" calcext:value-type="float">
            <text:p>-3.3230000</text:p>
          </table:table-cell>
          <table:table-cell table:formula="of:= -([.E36] * 0.0254)" office:value-type="float" office:value="0.0844042000000024" calcext:value-type="float">
            <text:p>0.0844042000000024</text:p>
          </table:table-cell>
          <table:table-cell table:formula="of:= [.F36] * 0.066518" office:value-type="float" office:value="0.00561439857560016" calcext:value-type="float">
            <text:p>0.00561439857560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5_LN23</text:p>
          </table:table-cell>
          <table:table-cell office:value-type="float" office:value="2153.957" calcext:value-type="float">
            <text:p>2153.957</text:p>
          </table:table-cell>
          <table:table-cell office:value-type="string" calcext:value-type="string">
            <text:p>IO_B35_LP23</text:p>
          </table:table-cell>
          <table:table-cell office:value-type="float" office:value="2152.485" calcext:value-type="float">
            <text:p>2152.485</text:p>
          </table:table-cell>
          <table:table-cell table:formula="of:=([.B37] - [.D37])" office:value-type="float" office:value="1.47199999999975" calcext:value-type="float">
            <text:p>1.4720000</text:p>
          </table:table-cell>
          <table:table-cell table:formula="of:= -([.E37] * 0.0254)" office:value-type="float" office:value="-0.0373887999999937" calcext:value-type="float">
            <text:p>-0.0373887999999937</text:p>
          </table:table-cell>
          <table:table-cell table:formula="of:= [.F37] * 0.066518" office:value-type="float" office:value="-0.00248702819839958" calcext:value-type="float">
            <text:p>-0.002487028198399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5_LN24</text:p>
          </table:table-cell>
          <table:table-cell office:value-type="float" office:value="1847.083" calcext:value-type="float">
            <text:p>1847.083</text:p>
          </table:table-cell>
          <table:table-cell office:value-type="string" calcext:value-type="string">
            <text:p>IO_B35_LP24</text:p>
          </table:table-cell>
          <table:table-cell office:value-type="float" office:value="1850.601" calcext:value-type="float">
            <text:p>1850.601</text:p>
          </table:table-cell>
          <table:table-cell table:formula="of:=([.B38] - [.D38])" office:value-type="float" office:value="-3.51800000000003" calcext:value-type="float">
            <text:p>-3.5180000</text:p>
          </table:table-cell>
          <table:table-cell table:formula="of:= -([.E38] * 0.0254)" office:value-type="float" office:value="0.0893572000000007" calcext:value-type="float">
            <text:p>0.0893572000000007</text:p>
          </table:table-cell>
          <table:table-cell table:formula="of:= [.F38] * 0.066518" office:value-type="float" office:value="0.00594386222960005" calcext:value-type="float">
            <text:p>0.00594386222960005</text:p>
          </table:table-cell>
          <table:table-cell office:value-type="string" calcext:value-type="string">
            <text:p>sync1</text:p>
          </table:table-cell>
          <table:table-cell office:value-type="float" office:value="0.002727238" calcext:value-type="float">
            <text:p>0.002727238</text:p>
          </table:table-cell>
          <table:table-cell table:formula="of:= [.G38] + [.I38]" office:value-type="float" office:value="0.00867110022960005" calcext:value-type="float">
            <text:p>0.00867110022960005</text:p>
          </table:table-cell>
        </table:table-row>
        <calcext:conditional-formats>
          <calcext:conditional-format calcext:target-range-address="'DiffSkew (Zturnv2)'.G2:'DiffSkew (Zturnv2)'.G38">
            <calcext:condition calcext:apply-style-name="Accent 1" calcext:value="&gt;0.06945" calcext:base-cell-address="'DiffSkew (Zturnv2)'.G2"/>
            <calcext:condition calcext:apply-style-name="Accent 1" calcext:value="&lt;-0.06945" calcext:base-cell-address="'DiffSkew (Zturnv2)'.G2"/>
          </calcext:conditional-format>
        </calcext:conditional-formats>
      </table:table>
      <table:table table:name="Skew ~ TP" table:style-name="ta1"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Net / Pair name</text:p>
          </table:table-cell>
          <table:table-cell office:value-type="string" calcext:value-type="string">
            <text:p>Trace length (mm)</text:p>
          </table:table-cell>
          <table:table-cell office:value-type="string" calcext:value-type="string">
            <text:p>TP (ns/mm)</text:p>
          </table:table-cell>
          <table:table-cell office:value-type="string" calcext:value-type="string">
            <text:p>Total delay (ns)</text:p>
          </table:table-cell>
          <table:table-cell office:value-type="string" calcext:value-type="string">
            <text:p>Skew to clk (ns)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clk (ns)</text:p>
          </table:table-cell>
          <table:table-cell office:value-type="string" calcext:value-type="string">
            <text:p>Skew_max (ns)</text:p>
          </table:table-cell>
        </table:table-row>
        <table:table-row table:style-name="ro1">
          <table:table-cell office:value-type="string" calcext:value-type="string">
            <text:p>clkout1</text:p>
          </table:table-cell>
          <table:table-cell office:value-type="float" office:value="55.5383" calcext:value-type="float">
            <text:p>55.5383</text:p>
          </table:table-cell>
          <table:table-cell office:value-type="float" office:value="0.066518" calcext:value-type="float">
            <text:p>0.066518</text:p>
          </table:table-cell>
          <table:table-cell table:formula="of:= [.B2] * [.C2]" office:value-type="float" office:value="3.6942966394" calcext:value-type="float">
            <text:p>3.6942966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float" office:value="2.778" calcext:value-type="float">
            <text:p>2.778</text:p>
          </table:table-cell>
          <table:table-cell table:formula="of:= [.G2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sync1</text:p>
          </table:table-cell>
          <table:table-cell office:value-type="float" office:value="55.5383" calcext:value-type="float">
            <text:p>55.5383</text:p>
          </table:table-cell>
          <table:table-cell office:value-type="float" office:value="0.066518" calcext:value-type="float">
            <text:p>0.066518</text:p>
          </table:table-cell>
          <table:table-cell table:formula="of:= [.B3] * [.C3]" office:value-type="float" office:value="3.6942966394" calcext:value-type="float">
            <text:p>3.6942966394</text:p>
          </table:table-cell>
          <table:table-cell table:formula="of:= ABS([.D3] - [.D$2])" office:value-type="float" office:value="0" calcext:value-type="float">
            <text:p>0</text:p>
          </table:table-cell>
          <table:table-cell office:value-type="string" calcext:value-type="string">
            <text:p>clkout1</text:p>
          </table:table-cell>
          <table:table-cell office:value-type="float" office:value="2.778" calcext:value-type="float">
            <text:p>2.778</text:p>
          </table:table-cell>
          <table:table-cell table:formula="of:= [.G3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dout0</text:p>
          </table:table-cell>
          <table:table-cell office:value-type="float" office:value="55.6418" calcext:value-type="float">
            <text:p>55.6418</text:p>
          </table:table-cell>
          <table:table-cell office:value-type="float" office:value="0.066518" calcext:value-type="float">
            <text:p>0.066518</text:p>
          </table:table-cell>
          <table:table-cell table:formula="of:= [.B4] * [.C4]" office:value-type="float" office:value="3.7011812524" calcext:value-type="float">
            <text:p>3.7011812524</text:p>
          </table:table-cell>
          <table:table-cell table:formula="of:= ABS([.D4] - [.D$2])" office:value-type="float" office:value="0.00688461300000043" calcext:value-type="float">
            <text:p>0.00688461300000043</text:p>
          </table:table-cell>
          <table:table-cell office:value-type="string" calcext:value-type="string">
            <text:p>clkout1</text:p>
          </table:table-cell>
          <table:table-cell office:value-type="float" office:value="2.778" calcext:value-type="float">
            <text:p>2.778</text:p>
          </table:table-cell>
          <table:table-cell table:formula="of:= [.G4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dout1</text:p>
          </table:table-cell>
          <table:table-cell office:value-type="float" office:value="55.5383" calcext:value-type="float">
            <text:p>55.5383</text:p>
          </table:table-cell>
          <table:table-cell office:value-type="float" office:value="0.066518" calcext:value-type="float">
            <text:p>0.066518</text:p>
          </table:table-cell>
          <table:table-cell table:formula="of:= [.B5] * [.C5]" office:value-type="float" office:value="3.6942966394" calcext:value-type="float">
            <text:p>3.6942966394</text:p>
          </table:table-cell>
          <table:table-cell table:formula="of:= ABS([.D5] - [.D$2])" office:value-type="float" office:value="0" calcext:value-type="float">
            <text:p>0</text:p>
          </table:table-cell>
          <table:table-cell office:value-type="string" calcext:value-type="string">
            <text:p>clkout1</text:p>
          </table:table-cell>
          <table:table-cell office:value-type="float" office:value="2.778" calcext:value-type="float">
            <text:p>2.778</text:p>
          </table:table-cell>
          <table:table-cell table:formula="of:= [.G5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dout2</text:p>
          </table:table-cell>
          <table:table-cell office:value-type="float" office:value="55.5383" calcext:value-type="float">
            <text:p>55.5383</text:p>
          </table:table-cell>
          <table:table-cell office:value-type="float" office:value="0.066518" calcext:value-type="float">
            <text:p>0.066518</text:p>
          </table:table-cell>
          <table:table-cell table:formula="of:= [.B6] * [.C6]" office:value-type="float" office:value="3.6942966394" calcext:value-type="float">
            <text:p>3.6942966394</text:p>
          </table:table-cell>
          <table:table-cell table:formula="of:= ABS([.D6] - [.D$2])" office:value-type="float" office:value="0" calcext:value-type="float">
            <text:p>0</text:p>
          </table:table-cell>
          <table:table-cell office:value-type="string" calcext:value-type="string">
            <text:p>clkout1</text:p>
          </table:table-cell>
          <table:table-cell office:value-type="float" office:value="2.778" calcext:value-type="float">
            <text:p>2.778</text:p>
          </table:table-cell>
          <table:table-cell table:formula="of:= [.G6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dout3</text:p>
          </table:table-cell>
          <table:table-cell office:value-type="float" office:value="55.5383" calcext:value-type="float">
            <text:p>55.5383</text:p>
          </table:table-cell>
          <table:table-cell office:value-type="float" office:value="0.066518" calcext:value-type="float">
            <text:p>0.066518</text:p>
          </table:table-cell>
          <table:table-cell table:formula="of:= [.B7] * [.C7]" office:value-type="float" office:value="3.6942966394" calcext:value-type="float">
            <text:p>3.6942966394</text:p>
          </table:table-cell>
          <table:table-cell table:formula="of:= ABS([.D7] - [.D$2])" office:value-type="float" office:value="0" calcext:value-type="float">
            <text:p>0</text:p>
          </table:table-cell>
          <table:table-cell office:value-type="string" calcext:value-type="string">
            <text:p>clkout1</text:p>
          </table:table-cell>
          <table:table-cell office:value-type="float" office:value="2.778" calcext:value-type="float">
            <text:p>2.778</text:p>
          </table:table-cell>
          <table:table-cell table:formula="of:= [.G7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trigger0_1</text:p>
          </table:table-cell>
          <table:table-cell office:value-type="float" office:value="66.7842" calcext:value-type="float">
            <text:p>66.7842</text:p>
          </table:table-cell>
          <table:table-cell office:value-type="float" office:value="0.066518" calcext:value-type="float">
            <text:p>0.066518</text:p>
          </table:table-cell>
          <table:table-cell table:formula="of:= [.B8] * [.C8]" office:value-type="float" office:value="4.4423514156" calcext:value-type="float">
            <text:p>4.4423514156</text:p>
          </table:table-cell>
          <table:table-cell table:formula="of:= ABS([.D8] - [.D$2])" office:value-type="float" office:value="0.7480547762" calcext:value-type="float">
            <text:p>0.7480547762</text:p>
          </table:table-cell>
          <table:table-cell office:value-type="string" calcext:value-type="string">
            <text:p>clkout1</text:p>
          </table:table-cell>
          <table:table-cell office:value-type="float" office:value="2.778" calcext:value-type="float">
            <text:p>2.778</text:p>
          </table:table-cell>
          <table:table-cell table:formula="of:= [.G8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monitor0_1</text:p>
          </table:table-cell>
          <table:table-cell office:value-type="float" office:value="68.7486" calcext:value-type="float">
            <text:p>68.7486</text:p>
          </table:table-cell>
          <table:table-cell office:value-type="float" office:value="0.066518" calcext:value-type="float">
            <text:p>0.066518</text:p>
          </table:table-cell>
          <table:table-cell table:formula="of:= [.B9] * [.C9]" office:value-type="float" office:value="4.5730193748" calcext:value-type="float">
            <text:p>4.5730193748</text:p>
          </table:table-cell>
          <table:table-cell table:formula="of:= ABS([.D9] - [.D$2])" office:value-type="float" office:value="0.8787227354" calcext:value-type="float">
            <text:p>0.8787227354</text:p>
          </table:table-cell>
          <table:table-cell office:value-type="string" calcext:value-type="string">
            <text:p>clkout1</text:p>
          </table:table-cell>
          <table:table-cell office:value-type="float" office:value="2.778" calcext:value-type="float">
            <text:p>2.778</text:p>
          </table:table-cell>
          <table:table-cell table:formula="of:= [.G9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sck_1</text:p>
          </table:table-cell>
          <table:table-cell office:value-type="float" office:value="71.0679" calcext:value-type="float">
            <text:p>71.0679</text:p>
          </table:table-cell>
          <table:table-cell office:value-type="float" office:value="0.066518" calcext:value-type="float">
            <text:p>0.066518</text:p>
          </table:table-cell>
          <table:table-cell table:formula="of:= [.B10] * [.C10]" office:value-type="float" office:value="4.7272945722" calcext:value-type="float">
            <text:p>4.72729457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float" office:value="83.333" calcext:value-type="float">
            <text:p>83.333</text:p>
          </table:table-cell>
          <table:table-cell table:formula="of:= [.G10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miso_1</text:p>
          </table:table-cell>
          <table:table-cell office:value-type="float" office:value="71.0679" calcext:value-type="float">
            <text:p>71.0679</text:p>
          </table:table-cell>
          <table:table-cell office:value-type="float" office:value="0.066518" calcext:value-type="float">
            <text:p>0.066518</text:p>
          </table:table-cell>
          <table:table-cell table:formula="of:= [.B11] * [.C11]" office:value-type="float" office:value="4.7272945722" calcext:value-type="float">
            <text:p>4.7272945722</text:p>
          </table:table-cell>
          <table:table-cell table:formula="of:=ABS([.D11] - [.D$10])" office:value-type="float" office:value="0" calcext:value-type="float">
            <text:p>0</text:p>
          </table:table-cell>
          <table:table-cell office:value-type="string" calcext:value-type="string">
            <text:p>sck_1</text:p>
          </table:table-cell>
          <table:table-cell office:value-type="float" office:value="83.333" calcext:value-type="float">
            <text:p>83.333</text:p>
          </table:table-cell>
          <table:table-cell table:formula="of:= [.G11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mosi_1</text:p>
          </table:table-cell>
          <table:table-cell office:value-type="float" office:value="71.0679" calcext:value-type="float">
            <text:p>71.0679</text:p>
          </table:table-cell>
          <table:table-cell office:value-type="float" office:value="0.066518" calcext:value-type="float">
            <text:p>0.066518</text:p>
          </table:table-cell>
          <table:table-cell table:formula="of:= [.B12] * [.C12]" office:value-type="float" office:value="4.7272945722" calcext:value-type="float">
            <text:p>4.7272945722</text:p>
          </table:table-cell>
          <table:table-cell table:formula="of:=ABS([.D12] - [.D$10])" office:value-type="float" office:value="0" calcext:value-type="float">
            <text:p>0</text:p>
          </table:table-cell>
          <table:table-cell office:value-type="string" calcext:value-type="string">
            <text:p>sck_1</text:p>
          </table:table-cell>
          <table:table-cell office:value-type="float" office:value="83.333" calcext:value-type="float">
            <text:p>83.333</text:p>
          </table:table-cell>
          <table:table-cell table:formula="of:= [.G12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ss_1</text:p>
          </table:table-cell>
          <table:table-cell office:value-type="float" office:value="71.0679" calcext:value-type="float">
            <text:p>71.0679</text:p>
          </table:table-cell>
          <table:table-cell office:value-type="float" office:value="0.066518" calcext:value-type="float">
            <text:p>0.066518</text:p>
          </table:table-cell>
          <table:table-cell table:formula="of:= [.B13] * [.C13]" office:value-type="float" office:value="4.7272945722" calcext:value-type="float">
            <text:p>4.7272945722</text:p>
          </table:table-cell>
          <table:table-cell table:formula="of:=ABS([.D13] - [.D$10])" office:value-type="float" office:value="0" calcext:value-type="float">
            <text:p>0</text:p>
          </table:table-cell>
          <table:table-cell office:value-type="string" calcext:value-type="string">
            <text:p>sck_1</text:p>
          </table:table-cell>
          <table:table-cell office:value-type="float" office:value="83.333" calcext:value-type="float">
            <text:p>83.333</text:p>
          </table:table-cell>
          <table:table-cell table:formula="of:= [.G13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sck_0</text:p>
          </table:table-cell>
          <table:table-cell office:value-type="float" office:value="88.68" calcext:value-type="float">
            <text:p>88.68</text:p>
          </table:table-cell>
          <table:table-cell office:value-type="float" office:value="0.066518" calcext:value-type="float">
            <text:p>0.066518</text:p>
          </table:table-cell>
          <table:table-cell table:formula="of:= [.B14] * [.C14]" office:value-type="float" office:value="5.89881624" calcext:value-type="float">
            <text:p>5.89881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float" office:value="83.333" calcext:value-type="float">
            <text:p>83.333</text:p>
          </table:table-cell>
          <table:table-cell table:formula="of:= [.G14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miso_0</text:p>
          </table:table-cell>
          <table:table-cell office:value-type="float" office:value="88.68" calcext:value-type="float">
            <text:p>88.68</text:p>
          </table:table-cell>
          <table:table-cell office:value-type="float" office:value="0.066518" calcext:value-type="float">
            <text:p>0.066518</text:p>
          </table:table-cell>
          <table:table-cell table:formula="of:= [.B15] * [.C15]" office:value-type="float" office:value="5.89881624" calcext:value-type="float">
            <text:p>5.89881624</text:p>
          </table:table-cell>
          <table:table-cell table:formula="of:= ABS([.D15]-[.D$14])" office:value-type="float" office:value="0" calcext:value-type="float">
            <text:p>0</text:p>
          </table:table-cell>
          <table:table-cell office:value-type="string" calcext:value-type="string">
            <text:p>sck_0</text:p>
          </table:table-cell>
          <table:table-cell office:value-type="float" office:value="83.333" calcext:value-type="float">
            <text:p>83.333</text:p>
          </table:table-cell>
          <table:table-cell table:formula="of:= [.G15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mosi_0</text:p>
          </table:table-cell>
          <table:table-cell office:value-type="float" office:value="88.68" calcext:value-type="float">
            <text:p>88.68</text:p>
          </table:table-cell>
          <table:table-cell office:value-type="float" office:value="0.066518" calcext:value-type="float">
            <text:p>0.066518</text:p>
          </table:table-cell>
          <table:table-cell table:formula="of:= [.B16] * [.C16]" office:value-type="float" office:value="5.89881624" calcext:value-type="float">
            <text:p>5.89881624</text:p>
          </table:table-cell>
          <table:table-cell table:formula="of:= ABS([.D16]-[.D$14])" office:value-type="float" office:value="0" calcext:value-type="float">
            <text:p>0</text:p>
          </table:table-cell>
          <table:table-cell office:value-type="string" calcext:value-type="string">
            <text:p>sck_0</text:p>
          </table:table-cell>
          <table:table-cell office:value-type="float" office:value="83.333" calcext:value-type="float">
            <text:p>83.333</text:p>
          </table:table-cell>
          <table:table-cell table:formula="of:= [.G16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ss_0</text:p>
          </table:table-cell>
          <table:table-cell office:value-type="float" office:value="88.68" calcext:value-type="float">
            <text:p>88.68</text:p>
          </table:table-cell>
          <table:table-cell office:value-type="float" office:value="0.066518" calcext:value-type="float">
            <text:p>0.066518</text:p>
          </table:table-cell>
          <table:table-cell table:formula="of:= [.B17] * [.C17]" office:value-type="float" office:value="5.89881624" calcext:value-type="float">
            <text:p>5.89881624</text:p>
          </table:table-cell>
          <table:table-cell table:formula="of:= ABS([.D17]-[.D$14])" office:value-type="float" office:value="0" calcext:value-type="float">
            <text:p>0</text:p>
          </table:table-cell>
          <table:table-cell office:value-type="string" calcext:value-type="string">
            <text:p>sck_0</text:p>
          </table:table-cell>
          <table:table-cell office:value-type="float" office:value="83.333" calcext:value-type="float">
            <text:p>83.333</text:p>
          </table:table-cell>
          <table:table-cell table:formula="of:= [.G17] / 40" office:value-type="float" office:value="2.083325" calcext:value-type="float">
            <text:p>2.083325</text:p>
          </table:table-cell>
        </table:table-row>
        <calcext:conditional-formats>
          <calcext:conditional-format calcext:target-range-address="'DiffSkew (Zturnv2)'.G2:'DiffSkew (Zturnv2)'.G38">
            <calcext:condition calcext:apply-style-name="Accent 1" calcext:value="&gt;0.06945" calcext:base-cell-address="'DiffSkew (Zturnv2)'.G2"/>
            <calcext:condition calcext:apply-style-name="Accent" calcext:value="&lt;-0.06945" calcext:base-cell-address="'DiffSkew (Zturnv2)'.G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2">00/00/0000</text:date>, <text:time style:data-style-name="N2" text:time-value="09:19:33.5767049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4T11:17:35.133243777</meta:creation-date>
    <dc:date>2024-07-02T13:49:34.321958485</dc:date>
    <meta:editing-duration>PT22H45M58S</meta:editing-duration>
    <meta:editing-cycles>78</meta:editing-cycles>
    <meta:generator>LibreOffice/24.2.4.2$Linux_X86_64 LibreOffice_project/d29029bfb700ea4a272da1366c5f5e7c14e351b5</meta:generator>
    <meta:document-statistic meta:table-count="3" meta:cell-count="939" meta:object-count="0"/>
  </office:meta>
</office:document-meta>
</file>